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213in" svg:height="4.235in" svg:x="1.1055in" svg:y="1.6in">
            <draw:object draw:notify-on-update-of-ranges="Sheet1.B1:Sheet1.B8 Sheet1.D1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248in" svg:height="4.2142in" svg:x="7.1543in" svg:y="1.6315in">
            <draw:object draw:notify-on-update-of-ranges="Sheet1.I1:Sheet1.I8 Sheet1.J1:Sheet1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654in" svg:height="4.4862in" svg:x="0.6614in" svg:y="8.2303in">
            <draw:object draw:notify-on-update-of-ranges="Sheet1.E37:Sheet1.E42 Sheet1.F37:Sheet1.F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table:formula="of:=1/[.A1]"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formula="of:=[.C1]*5" office:value-type="float" office:value="40" calcext:value-type="float">
            <text:p>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5/([.K1]+1)" office:value-type="float" office:value="0.714285714285714" calcext:value-type="float">
            <text:p>0.7142857142857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5/([.K2]+1)" office:value-type="float" office:value="1.42857142857143" calcext:value-type="float">
            <text:p>1.42857142857143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/[.A3]" office:value-type="float" office:value="0.0133333333333333" calcext:value-type="float">
            <text:p>0.0133333333333333</text:p>
          </table:table-cell>
          <table:table-cell office:value-type="float" office:value="3" calcext:value-type="float">
            <text:p>3</text:p>
          </table:table-cell>
          <table:table-cell table:formula="of:=[.C3]*5" office:value-type="float" office:value="15" calcext:value-type="float">
            <text:p>1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5/([.K3]+1)" office:value-type="float" office:value="1.76678445229682" calcext:value-type="float">
            <text:p>1.76678445229682</text:p>
          </table:table-cell>
          <table:table-cell office:value-type="float" office:value="1.83" calcext:value-type="float">
            <text:p>1.8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4]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4]*5"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5/([.K4]+1)" office:value-type="float" office:value="1.78571428571429" calcext:value-type="float">
            <text:p>1.78571428571429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/[.A5]" office:value-type="float" office:value="0.008" calcext:value-type="float">
            <text:p>0.008</text:p>
          </table:table-cell>
          <table:table-cell office:value-type="float" office:value="1.5" calcext:value-type="float">
            <text:p>1.5</text:p>
          </table:table-cell>
          <table:table-cell table:formula="of:=[.C5]*5" office:value-type="float" office:value="7.5" calcext:value-type="float">
            <text:p>7.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5/([.K5]+1)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6]" office:value-type="float" office:value="0.00666666666666667" calcext:value-type="float">
            <text:p>0.00666666666666667</text:p>
          </table:table-cell>
          <table:table-cell office:value-type="float" office:value="1.38" calcext:value-type="float">
            <text:p>1.38</text:p>
          </table:table-cell>
          <table:table-cell table:formula="of:=[.C6]*5" office:value-type="float" office:value="6.9" calcext:value-type="float">
            <text:p>6.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5/([.K6]+1)" office:value-type="float" office:value="2.63157894736842" calcext:value-type="float">
            <text:p>2.63157894736842</text:p>
          </table:table-cell>
          <table:table-cell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/[.A7]" office:value-type="float" office:value="0.00571428571428571" calcext:value-type="float">
            <text:p>0.00571428571428571</text:p>
          </table:table-cell>
          <table:table-cell office:value-type="float" office:value="1.25" calcext:value-type="float">
            <text:p>1.25</text:p>
          </table:table-cell>
          <table:table-cell table:formula="of:=[.C7]*5" office:value-type="float" office:value="6.25" calcext:value-type="float">
            <text:p>6.2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5/([.K7]+1)" office:value-type="float" office:value="2.77777777777778" calcext:value-type="float">
            <text:p>2.77777777777778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8]"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formula="of:=[.C8]*5"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5/([.K8]+1)" office:value-type="float" office:value="2.94117647058824" calcext:value-type="float">
            <text:p>2.94117647058824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 table:number-rows-repeated="26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мн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а бок</text:p>
          </table:table-cell>
          <table:table-cell office:value-type="string" calcext:value-type="string">
            <text:p>а осн</text:p>
          </table:table-cell>
          <table:table-cell office:value-type="string" calcext:value-type="string">
            <text:p>А мах</text:p>
          </table:table-cell>
          <table:table-cell office:value-type="string" calcext:value-type="string">
            <text:p>A m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сигма</text:p>
          </table:table-cell>
          <table:table-cell table:number-columns-repeated="7"/>
        </table:table-row>
        <table:table-row table:style-name="ro1">
          <table:table-cell table:style-name="ce1" table:formula="of:=1/4" office:value-type="float" office:value="0.25" calcext:value-type="float">
            <text:p>0.25</text:p>
          </table:table-cell>
          <table:table-cell table:formula="of:=4 + 2/3" office:value-type="float" office:value="4.66666666666667" calcext:value-type="float">
            <text:p>4.6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C37]-[.D37])/([.C37]+[.D37])" office:value-type="float" office:value="0.0909090909090909" calcext:value-type="float">
            <text:p>0.0909090909090909</text:p>
          </table:table-cell>
          <table:table-cell table:formula="of:=[.A37]/[.B37]" office:value-type="float" office:value="0.0535714285714286" calcext:value-type="float">
            <text:p>0.0535714285714286</text:p>
          </table:table-cell>
          <table:table-cell/>
          <table:table-cell table:formula="of:=[.E37]*[.E37]" office:value-type="float" office:value="0.00826446280991736" calcext:value-type="float">
            <text:p>0.00826446280991736</text:p>
          </table:table-cell>
          <table:table-cell table:formula="of:=[.F37]*[.F37]" office:value-type="float" office:value="0.00286989795918367" calcext:value-type="float">
            <text:p>0.00286989795918367</text:p>
          </table:table-cell>
          <table:table-cell table:formula="of:=SQRT(([.I37]/[.H37] - 0.53*0.53)/5)" office:value-type="float" office:value="0.115202129373744" calcext:value-type="float">
            <text:p>0.115202129373744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4 + 2/3" office:value-type="float" office:value="4.66666666666667" calcext:value-type="float">
            <text:p>4.6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([.C38]-[.D38])/([.C38]+[.D38])" office:value-type="float" office:value="0.428571428571429" calcext:value-type="float">
            <text:p>0.428571428571429</text:p>
          </table:table-cell>
          <table:table-cell table:formula="of:=[.A38]/[.B38]" office:value-type="float" office:value="0.192857142857143" calcext:value-type="float">
            <text:p>0.192857142857143</text:p>
          </table:table-cell>
          <table:table-cell/>
          <table:table-cell table:formula="of:=[.E38]*[.E38]" office:value-type="float" office:value="0.183673469387755" calcext:value-type="float">
            <text:p>0.183673469387755</text:p>
          </table:table-cell>
          <table:table-cell table:formula="of:=[.F38]*[.F38]" office:value-type="float" office:value="0.0371938775510204" calcext:value-type="float">
            <text:p>0.0371938775510204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4 + 2/3" office:value-type="float" office:value="4.66666666666667" calcext:value-type="float">
            <text:p>4.6666666666666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([.C39]-[.D39])/([.C39]+[.D39])" office:value-type="float" office:value="0.545454545454545" calcext:value-type="float">
            <text:p>0.545454545454545</text:p>
          </table:table-cell>
          <table:table-cell table:formula="of:=[.A39]/[.B39]" office:value-type="float" office:value="0.257142857142857" calcext:value-type="float">
            <text:p>0.257142857142857</text:p>
          </table:table-cell>
          <table:table-cell/>
          <table:table-cell table:formula="of:=[.E39]*[.E39]" office:value-type="float" office:value="0.297520661157025" calcext:value-type="float">
            <text:p>0.297520661157025</text:p>
          </table:table-cell>
          <table:table-cell table:formula="of:=[.F39]*[.F39]" office:value-type="float" office:value="0.0661224489795918" calcext:value-type="float">
            <text:p>0.0661224489795918</text:p>
          </table:table-cell>
          <table:table-cell table:number-columns-repeated="8"/>
        </table:table-row>
        <table:table-row table:style-name="ro1">
          <table:table-cell table:formula="of:=(3+1/3)/2" office:value-type="float" office:value="1.66666666666667" calcext:value-type="float">
            <text:p>1.66666666666667</text:p>
          </table:table-cell>
          <table:table-cell table:formula="of:=4 + 2/3" office:value-type="float" office:value="4.66666666666667" calcext:value-type="float">
            <text:p>4.6666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[.C40]-[.D40])/([.C40]+[.D40])" office:value-type="float" office:value="0.75" calcext:value-type="float">
            <text:p>0.75</text:p>
          </table:table-cell>
          <table:table-cell table:formula="of:=[.A40]/[.B40]" office:value-type="float" office:value="0.357142857142857" calcext:value-type="float">
            <text:p>0.357142857142857</text:p>
          </table:table-cell>
          <table:table-cell/>
          <table:table-cell table:formula="of:=[.E40]*[.E40]" office:value-type="float" office:value="0.5625" calcext:value-type="float">
            <text:p>0.5625</text:p>
          </table:table-cell>
          <table:table-cell table:formula="of:=[.F40]*[.F40]" office:value-type="float" office:value="0.127551020408163" calcext:value-type="float">
            <text:p>0.127551020408163</text:p>
          </table:table-cell>
          <table:table-cell table:number-columns-repeated="8"/>
        </table:table-row>
        <table:table-row table:style-name="ro1">
          <table:table-cell table:formula="of:=4.1/2" office:value-type="float" office:value="2.05" calcext:value-type="float">
            <text:p>2.05</text:p>
          </table:table-cell>
          <table:table-cell table:formula="of:=4 + 2/3" office:value-type="float" office:value="4.66666666666667" calcext:value-type="float">
            <text:p>4.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([.C41]-[.D41])/([.C41]+[.D41])" office:value-type="float" office:value="0.851851851851852" calcext:value-type="float">
            <text:p>0.851851851851852</text:p>
          </table:table-cell>
          <table:table-cell table:formula="of:=[.A41]/[.B41]" office:value-type="float" office:value="0.439285714285714" calcext:value-type="float">
            <text:p>0.439285714285714</text:p>
          </table:table-cell>
          <table:table-cell/>
          <table:table-cell table:formula="of:=[.E41]*[.E41]" office:value-type="float" office:value="0.725651577503429" calcext:value-type="float">
            <text:p>0.725651577503429</text:p>
          </table:table-cell>
          <table:table-cell table:formula="of:=[.F41]*[.F41]" office:value-type="float" office:value="0.19297193877551" calcext:value-type="float">
            <text:p>0.19297193877551</text:p>
          </table:table-cell>
          <table:table-cell table:number-columns-repeated="8"/>
        </table:table-row>
        <table:table-row table:style-name="ro1">
          <table:table-cell table:formula="of:=5/2" office:value-type="float" office:value="2.5" calcext:value-type="float">
            <text:p>2.5</text:p>
          </table:table-cell>
          <table:table-cell table:formula="of:=4 + 2/3" office:value-type="float" office:value="4.66666666666667" calcext:value-type="float">
            <text:p>4.66666666666667</text:p>
          </table:table-cell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([.C42]-[.D42])/([.C42]+[.D42])" office:value-type="float" office:value="0.980830670926517" calcext:value-type="float">
            <text:p>0.980830670926517</text:p>
          </table:table-cell>
          <table:table-cell table:formula="of:=[.A42]/[.B42]" office:value-type="float" office:value="0.535714285714286" calcext:value-type="float">
            <text:p>0.535714285714286</text:p>
          </table:table-cell>
          <table:table-cell/>
          <table:table-cell table:formula="of:=[.E42]*[.E42]" office:value-type="float" office:value="0.962028805030162" calcext:value-type="float">
            <text:p>0.962028805030162</text:p>
          </table:table-cell>
          <table:table-cell table:formula="of:=[.F42]*[.F42]" office:value-type="float" office:value="0.286989795918367" calcext:value-type="float">
            <text:p>0.286989795918367</text:p>
          </table:table-cell>
          <table:table-cell table:number-columns-repeated="8"/>
        </table:table-row>
        <table:table-row table:style-name="ro1">
          <table:table-cell table:formula="of:=(5 + 1/3)/2" office:value-type="float" office:value="2.66666666666667" calcext:value-type="float">
            <text:p>2.66666666666667</text:p>
          </table:table-cell>
          <table:table-cell table:formula="of:=4 + 2/3" office:value-type="float" office:value="4.66666666666667" calcext:value-type="float">
            <text:p>4.6666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([.C43]-[.D43])/([.C43]+[.D43])" office:value-type="float" office:value="1" calcext:value-type="float">
            <text:p>1</text:p>
          </table:table-cell>
          <table:table-cell table:formula="of:=[.A43]/[.B43]" office:value-type="float" office:value="0.571428571428571" calcext:value-type="float">
            <text:p>0.571428571428571</text:p>
          </table:table-cell>
          <table:table-cell/>
          <table:table-cell table:formula="of:=SUM([.H37:.H42])/6" office:value-type="float" office:value="0.456606495981382" calcext:value-type="float">
            <text:p>0.456606495981382</text:p>
          </table:table-cell>
          <table:table-cell table:formula="of:=SUM([.I37:.I42])/6" office:value-type="float" office:value="0.118949829931973" calcext:value-type="float">
            <text:p>0.11894982993197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0:32:17.6308315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21:18:18.415156468</meta:creation-date>
    <dc:date>2021-12-09T10:09:29.407168792</dc:date>
    <meta:editing-duration>PT8H21M11S</meta:editing-duration>
    <meta:editing-cycles>4</meta:editing-cycles>
    <meta:generator>LibreOffice/7.2.3.2$Linux_X86_64 LibreOffice_project/a49ed84f3d037188bbbcb324f9afc3796d887539</meta:generator>
    <meta:document-statistic meta:table-count="1" meta:cell-count="12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3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49cm" svg:height="10.758cm" xlink:href=".." xlink:type="simple" chart:class="chart:scatter" chart:style-name="ch1">
        <chart:title svg:x="4.939cm" svg:y="0.351cm" chart:style-name="ch2">
          <text:p>Прямоугольные импульсы</text:p>
        </chart:title>
        <chart:plot-area chart:style-name="ch3" table:cell-range-address="Sheet1.B1:Sheet1.B8 Sheet1.D1:Sheet1.D8" svg:x="1.321cm" svg:y="1.345cm" svg:width="13.918cm" svg:height="8.217cm">
          <chart:coordinate-region svg:x="1.942cm" svg:y="1.544cm" svg:width="12.872cm" svg:height="7.371cm"/>
          <chart:axis chart:dimension="x" chart:name="primary-x" chart:style-name="ch4">
            <chart:title svg:x="7.495cm" svg:y="9.777cm" chart:style-name="ch5">
              <text:p>1/t, мкс^-1</text:p>
            </chart:title>
            <chart:grid chart:style-name="ch6" chart:class="major"/>
          </chart:axis>
          <chart:axis chart:dimension="y" chart:name="primary-y" chart:style-name="ch7">
            <chart:title svg:x="0.451cm" svg:y="6.013cm" chart:style-name="ch8">
              <text:p>Δν, кГц</text:p>
            </chart:title>
            <chart:grid chart:style-name="ch6" chart:class="major"/>
          </chart:axis>
          <chart:series chart:style-name="ch9" chart:values-cell-range-address="Sheet1.D1:Sheet1.D8" chart:class="chart:scatter">
            <chart:domain table:cell-range-address="Sheet1.B1:Sheet1.B8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B1:Sheet1.B8</svg:desc>
                </draw:g>
              </table:table-cell>
              <table:table-cell office:value-type="float" office:value="40">
                <text:p>40</text:p>
                <draw:g>
                  <svg:desc>Sheet1.D1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71428571428571">
                <text:p>0.0057142857142857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58cm" svg:height="10.705cm" xlink:href=".." xlink:type="simple" chart:class="chart:scatter" chart:style-name="ch1">
        <chart:title svg:x="7.206cm" svg:y="0.35cm" chart:style-name="ch2">
          <text:p>Цуги</text:p>
        </chart:title>
        <chart:plot-area chart:style-name="ch3" table:cell-range-address="Sheet1.I1:Sheet1.J8" svg:x="1.322cm" svg:y="1.343cm" svg:width="13.925cm" svg:height="8.167cm">
          <chart:coordinate-region svg:x="2.049cm" svg:y="1.543cm" svg:width="13.104cm" svg:height="7.32cm"/>
          <chart:axis chart:dimension="x" chart:name="primary-x" chart:style-name="ch4">
            <chart:title svg:x="7.552cm" svg:y="9.724cm" chart:style-name="ch5">
              <text:p>fповт, кГц</text:p>
            </chart:title>
            <chart:grid chart:style-name="ch6" chart:class="major"/>
          </chart:axis>
          <chart:axis chart:dimension="y" chart:name="primary-y" chart:style-name="ch7">
            <chart:title svg:x="0.451cm" svg:y="5.668cm" chart:style-name="ch8">
              <text:p>Δν</text:p>
            </chart:title>
            <chart:grid chart:style-name="ch6" chart:class="major"/>
          </chart:axis>
          <chart:series chart:style-name="ch9" chart:values-cell-range-address="Sheet1.J1:Sheet1.J8" chart:class="chart:scatter">
            <chart:domain table:cell-range-address="Sheet1.I1:Sheet1.I8"/>
            <chart:regression-curve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:Sheet1.I8</svg:desc>
                </draw:g>
              </table:table-cell>
              <table:table-cell office:value-type="float" office:value="0.714285714285714">
                <text:p>0.714285714285714</text:p>
                <draw:g>
                  <svg:desc>Sheet1.J1:Sheet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6678445229682">
                <text:p>1.7667844522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4117647058824">
                <text:p>2.94117647058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15cm" svg:height="11.396cm" xlink:href=".." xlink:type="simple" chart:class="chart:scatter" chart:style-name="ch1">
        <chart:title svg:x="2.397cm" svg:y="0.362cm" chart:style-name="ch2">
          <text:p>Зависимость отношения спектральных компонент от глубины модуляции</text:p>
        </chart:title>
        <chart:plot-area chart:style-name="ch3" table:cell-range-address="Sheet1.E37:Sheet1.F42" svg:x="1.329cm" svg:y="1.872cm" svg:width="14.268cm" svg:height="8.316cm">
          <chart:coordinate-region svg:x="2.056cm" svg:y="2.072cm" svg:width="13.301cm" svg:height="7.469cm"/>
          <chart:axis chart:dimension="x" chart:name="primary-x" chart:style-name="ch4">
            <chart:title svg:x="8.009cm" svg:y="10.415cm" chart:style-name="ch5">
              <text:p>m, ед</text:p>
            </chart:title>
          </chart:axis>
          <chart:axis chart:dimension="y" chart:name="primary-y" chart:style-name="ch6">
            <chart:title svg:x="0.451cm" svg:y="7.212cm" chart:style-name="ch7">
              <text:p>a бок/ а осн, ед</text:p>
            </chart:title>
            <chart:grid chart:style-name="ch8" chart:class="major"/>
          </chart:axis>
          <chart:series chart:style-name="ch9" chart:values-cell-range-address="Sheet1.F37:Sheet1.F42" chart:class="chart:scatter">
            <chart:domain table:cell-range-address="Sheet1.E37:Sheet1.E42"/>
            <chart:regression-curve chart:style-name="ch10">
              <chart:equation chart:display-equation="true" chart:display-r-square="false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090909090909">
                <text:p>0.0909090909090909</text:p>
                <draw:g>
                  <svg:desc>Sheet1.E37:Sheet1.E42</svg:desc>
                </draw:g>
              </table:table-cell>
              <table:table-cell office:value-type="float" office:value="0.0535714285714286">
                <text:p>0.0535714285714286</text:p>
                <draw:g>
                  <svg:desc>Sheet1.F37:Sheet1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1851851851852">
                <text:p>0.851851851851852</text:p>
              </table:table-cell>
              <table:table-cell office:value-type="float" office:value="0.439285714285714">
                <text:p>0.439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830670926517">
                <text:p>0.980830670926517</text:p>
              </table:table-cell>
              <table:table-cell office:value-type="float" office:value="0.535714285714286">
                <text:p>0.535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